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K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7">
            <text:p>67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67.947969110632">
            <text:p>$267,95</text:p>
          </table:table-cell>
          <table:table-cell table:style-name="ce5" table:formula="of:=[.F2]-[.B3]/[.B4]" office:value-type="currency" office:currency="USD" office:value="191.719898935193">
            <text:p>$191,72</text:p>
          </table:table-cell>
          <table:table-cell table:style-name="ce15" table:formula="of:=[.G2]/1.07" office:value-type="currency" office:currency="EUR" office:value="179.177475640367">
            <text:p>179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345">
            <text:p>4,34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60.019487430493">
            <text:p>$160,02</text:p>
          </table:table-cell>
          <table:table-cell table:style-name="ce7" table:formula="of:=[.F3]-[.B3]/[.B4]" office:value-type="currency" office:currency="USD" office:value="83.7914172550541">
            <text:p>$83,79</text:p>
          </table:table-cell>
          <table:table-cell table:style-name="ce16" table:formula="of:=[.G3]/1.07" office:value-type="currency" office:currency="EUR" office:value="78.309735752387">
            <text:p>78,3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2.8738902679077">
            <text:p>82,8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7">
            <text:p>0,05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76.5092324083891">
            <text:p>$76,51</text:p>
          </table:table-cell>
          <table:table-cell table:style-name="ce14" table:formula="of:=[.F4]-[.B3]/[.B4]" office:value-type="currency" office:currency="USD" office:value="0.281162232950479">
            <text:p>$0,28</text:p>
          </table:table-cell>
          <table:table-cell table:style-name="ce17" table:formula="of:=[.G4]/1.07" office:value-type="currency" office:currency="EUR" office:value="0.262768442009793">
            <text:p>0,2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45">
            <text:p>$9,4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19154271890208">
            <text:p>19,15%</text:p>
          </table:table-cell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725">
            <text:p>$4,73</text:p>
          </table:table-cell>
          <table:table-cell table:style-name="ce5"/>
          <table:table-cell table:style-name="ce5" table:formula="of:=[.B8]/(1+[.D2])^(1/4)" office:value-type="currency" office:currency="USD" office:value="4.64575035147715">
            <text:p>$4,65</text:p>
          </table:table-cell>
          <table:table-cell table:style-name="ce7" table:formula="of:=[.B5]/2" office:value-type="currency" office:currency="USD" office:value="4.725">
            <text:p>$4,73</text:p>
          </table:table-cell>
          <table:table-cell table:style-name="ce7"/>
          <table:table-cell table:style-name="ce7" table:formula="of:=[.E8]/(1+[.D3])^(1/4)" office:value-type="currency" office:currency="USD" office:value="4.62960968939307">
            <text:p>$4,63</text:p>
          </table:table-cell>
          <table:table-cell table:style-name="ce8" table:formula="of:=[.B5]/2" office:value-type="currency" office:currency="USD" office:value="4.725">
            <text:p>$4,73</text:p>
          </table:table-cell>
          <table:table-cell table:style-name="ce8"/>
          <table:table-cell table:style-name="ce8" table:formula="of:=[.H8]/(1+[.D4])^(1/4)" office:value-type="currency" office:currency="USD" office:value="4.61374557372057">
            <text:p>$4,6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615">
            <text:p>$6,62</text:p>
          </table:table-cell>
          <table:table-cell office:value-type="percentage" office:value="-0.3">
            <text:p>-30,00%</text:p>
          </table:table-cell>
          <table:table-cell table:formula="of:=[.B9]/(1+[.$D$2])^[.A9]" office:value-type="currency" office:currency="USD" office:value="6.1822429906542">
            <text:p>$6,18</text:p>
          </table:table-cell>
          <table:table-cell table:formula="of:=[.B5]*(1+[.F9])" office:value-type="currency" office:currency="USD" office:value="5.292">
            <text:p>$5,29</text:p>
          </table:table-cell>
          <table:table-cell office:value-type="percentage" office:value="-0.44">
            <text:p>-44,00%</text:p>
          </table:table-cell>
          <table:table-cell table:formula="of:=[.E9]/(1+[.$D$3])^[.A9]" office:value-type="currency" office:currency="USD" office:value="4.87741935483871">
            <text:p>$4,88</text:p>
          </table:table-cell>
          <table:table-cell table:formula="of:=[.B5]*(1+[.I9])" office:value-type="currency" office:currency="USD" office:value="4.2525">
            <text:p>$4,25</text:p>
          </table:table-cell>
          <table:table-cell office:value-type="percentage" office:value="-0.55">
            <text:p>-55,00%</text:p>
          </table:table-cell>
          <table:table-cell table:formula="of:=[.H9]/(1+[.$D$4])^[.A9]" office:value-type="currency" office:currency="USD" office:value="3.86590909090909">
            <text:p>$3,8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261">
            <text:p>$9,26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8.08891606253821">
            <text:p>$8,09</text:p>
          </table:table-cell>
          <table:table-cell table:formula="of:=[.E9]*(1+[.F10])" office:value-type="currency" office:currency="USD" office:value="6.98544">
            <text:p>$6,99</text:p>
          </table:table-cell>
          <table:table-cell office:value-type="percentage" office:value="0.32">
            <text:p>32,00%</text:p>
          </table:table-cell>
          <table:table-cell table:formula="of:=[.E10]/(1+[.$D$3])^[.A10]" office:value-type="currency" office:currency="USD" office:value="5.93381893860562">
            <text:p>$5,93</text:p>
          </table:table-cell>
          <table:table-cell table:formula="of:=[.H9]*(1+[.I10])" office:value-type="currency" office:currency="USD" office:value="4.7628">
            <text:p>$4,76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3.93619834710744">
            <text:p>$3,9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2.0393">
            <text:p>$12,04</text:p>
          </table:table-cell>
          <table:table-cell office:value-type="percentage" office:value="0.3">
            <text:p>30,00%</text:p>
          </table:table-cell>
          <table:table-cell table:formula="of:=[.B11]/(1+[.$D$2])^[.A11]" office:value-type="currency" office:currency="USD" office:value="9.82765502925203">
            <text:p>$9,83</text:p>
          </table:table-cell>
          <table:table-cell table:formula="of:=[.E10]*(1+[.F11])" office:value-type="currency" office:currency="USD" office:value="8.8715088">
            <text:p>$8,87</text:p>
          </table:table-cell>
          <table:table-cell office:value-type="percentage" office:value="0.27">
            <text:p>27,00%</text:p>
          </table:table-cell>
          <table:table-cell table:formula="of:=[.E11]/(1+[.$D$3])^[.A11]" office:value-type="currency" office:currency="USD" office:value="6.94557608481948">
            <text:p>$6,95</text:p>
          </table:table-cell>
          <table:table-cell table:formula="of:=[.H10]*(1+[.I11])" office:value-type="currency" office:currency="USD" office:value="5.143824">
            <text:p>$5,14</text:p>
          </table:table-cell>
          <table:table-cell office:value-type="percentage" office:value="0.08">
            <text:p>8,00%</text:p>
          </table:table-cell>
          <table:table-cell table:formula="of:=[.H11]/(1+[.$D$4])^[.A11]" office:value-type="currency" office:currency="USD" office:value="3.86463110443276">
            <text:p>$3,8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4.567553">
            <text:p>$14,57</text:p>
          </table:table-cell>
          <table:table-cell office:value-type="percentage" office:value="0.21">
            <text:p>21,00%</text:p>
          </table:table-cell>
          <table:table-cell table:formula="of:=[.B12]/(1+[.$D$2])^[.A12]" office:value-type="currency" office:currency="USD" office:value="11.1135164349486">
            <text:p>$11,11</text:p>
          </table:table-cell>
          <table:table-cell table:formula="of:=[.E11]*(1+[.F12])" office:value-type="currency" office:currency="USD" office:value="10.468380384">
            <text:p>$10,47</text:p>
          </table:table-cell>
          <table:table-cell office:value-type="percentage" office:value="0.18">
            <text:p>18,00%</text:p>
          </table:table-cell>
          <table:table-cell table:formula="of:=[.E12]/(1+[.$D$3])^[.A12]" office:value-type="currency" office:currency="USD" office:value="7.55371408302948">
            <text:p>$7,55</text:p>
          </table:table-cell>
          <table:table-cell table:formula="of:=[.H11]*(1+[.I12])" office:value-type="currency" office:currency="USD" office:value="5.50389168">
            <text:p>$5,50</text:p>
          </table:table-cell>
          <table:table-cell office:value-type="percentage" office:value="0.07">
            <text:p>7,00%</text:p>
          </table:table-cell>
          <table:table-cell table:formula="of:=[.H12]/(1+[.$D$4])^[.A12]" office:value-type="currency" office:currency="USD" office:value="3.75923207431186">
            <text:p>$3,7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60701042">
            <text:p>$16,61</text:p>
          </table:table-cell>
          <table:table-cell office:value-type="percentage" office:value="0.14">
            <text:p>14,00%</text:p>
          </table:table-cell>
          <table:table-cell table:formula="of:=[.B13]/(1+[.$D$2])^[.A13]" office:value-type="currency" office:currency="USD" office:value="11.8405689120013">
            <text:p>$11,84</text:p>
          </table:table-cell>
          <table:table-cell table:formula="of:=[.E12]*(1+[.F13])" office:value-type="currency" office:currency="USD" office:value="11.72458603008">
            <text:p>$11,72</text:p>
          </table:table-cell>
          <table:table-cell office:value-type="percentage" office:value="0.12">
            <text:p>12,00%</text:p>
          </table:table-cell>
          <table:table-cell table:formula="of:=[.E13]/(1+[.$D$3])^[.A13]" office:value-type="currency" office:currency="USD" office:value="7.79738227925624">
            <text:p>$7,80</text:p>
          </table:table-cell>
          <table:table-cell table:formula="of:=[.H12]*(1+[.I13])" office:value-type="currency" office:currency="USD" office:value="5.8341251808">
            <text:p>$5,83</text:p>
          </table:table-cell>
          <table:table-cell office:value-type="percentage" office:value="0.06">
            <text:p>6,00%</text:p>
          </table:table-cell>
          <table:table-cell table:formula="of:=[.H13]/(1+[.$D$4])^[.A13]" office:value-type="currency" office:currency="USD" office:value="3.62253272615507">
            <text:p>$3,6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7.7695011494">
            <text:p>$17,77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11.8405689120013">
            <text:p>$11,84</text:p>
          </table:table-cell>
          <table:table-cell table:formula="of:=[.E13]*(1+[.F14])" office:value-type="currency" office:currency="USD" office:value="12.1935694712832">
            <text:p>$12,1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7.47398854417188">
            <text:p>$7,47</text:p>
          </table:table-cell>
          <table:table-cell table:formula="of:=[.H13]*(1+[.I14])" office:value-type="currency" office:currency="USD" office:value="6.12583143984">
            <text:p>$6,13</text:p>
          </table:table-cell>
          <table:table-cell office:value-type="percentage" office:value="0.05">
            <text:p>5,00%</text:p>
          </table:table-cell>
          <table:table-cell table:formula="of:=[.H14]/(1+[.$D$4])^[.A14]" office:value-type="currency" office:currency="USD" office:value="3.45787214769347">
            <text:p>$3,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8.65797620687">
            <text:p>$18,6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11.6192498669171">
            <text:p>$11,62</text:p>
          </table:table-cell>
          <table:table-cell table:formula="of:=[.E14]*(1+[.F15])" office:value-type="currency" office:currency="USD" office:value="12.6813122501345">
            <text:p>$12,68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7.16400745247812">
            <text:p>$7,16</text:p>
          </table:table-cell>
          <table:table-cell table:formula="of:=[.H14]*(1+[.I15])" office:value-type="currency" office:currency="USD" office:value="6.3096063830352">
            <text:p>$6,31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USD" office:value="3.2378257382948">
            <text:p>$3,2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5908750172135">
            <text:p>$19,59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11.402067626414">
            <text:p>$11,40</text:p>
          </table:table-cell>
          <table:table-cell table:formula="of:=[.E15]*(1+[.F16])" office:value-type="currency" office:currency="USD" office:value="13.0617516176386">
            <text:p>$13,06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6.80085500097001">
            <text:p>$6,80</text:p>
          </table:table-cell>
          <table:table-cell table:formula="of:=[.H15]*(1+[.I16])" office:value-type="currency" office:currency="USD" office:value="6.49889457452626">
            <text:p>$6,50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3.03178228222149">
            <text:p>$3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0.5704187680742">
            <text:p>$20,57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11.1889448670418">
            <text:p>$11,19</text:p>
          </table:table-cell>
          <table:table-cell table:formula="of:=[.E16]*(1+[.F17])" office:value-type="currency" office:currency="USD" office:value="13.4536041661677">
            <text:p>$13,45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6.45611119907752">
            <text:p>$6,46</text:p>
          </table:table-cell>
          <table:table-cell table:formula="of:=[.H16]*(1+[.I17])" office:value-type="currency" office:currency="USD" office:value="6.69386141176205">
            <text:p>$6,69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USD" office:value="2.83885068244376">
            <text:p>$2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1.5989397064779">
            <text:p>$21,60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10.9798057106485">
            <text:p>$10,98</text:p>
          </table:table-cell>
          <table:table-cell table:formula="of:=[.E17]*(1+[.F18])" office:value-type="currency" office:currency="USD" office:value="13.8572122911528">
            <text:p>$13,86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6.12884288944686">
            <text:p>$6,13</text:p>
          </table:table-cell>
          <table:table-cell table:formula="of:=[.H17]*(1+[.I18])" office:value-type="currency" office:currency="USD" office:value="6.82773863999729">
            <text:p>$6,83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63238881462967">
            <text:p>$2,6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08.729286763894">
            <text:p>$108,73</text:p>
          </table:table-cell>
          <table:table-cell/>
          <table:table-cell table:style-name="ce7"/>
          <table:table-cell table:formula="of:=SUM([.G8:.G18])" office:value-type="currency" office:currency="USD" office:value="71.761325516087">
            <text:p>$71,76</text:p>
          </table:table-cell>
          <table:table-cell/>
          <table:table-cell table:style-name="ce8"/>
          <table:table-cell table:formula="of:=SUM([.J8:.J18])" office:value-type="currency" office:currency="USD" office:value="38.86096858192">
            <text:p>$38,8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23.984095597168">
            <text:p>$323,98</text:p>
          </table:table-cell>
          <table:table-cell table:style-name="ce5"/>
          <table:table-cell table:formula="of:=[.B20]/(1+[.D2])^([.A18]+1/2)" office:value-type="currency" office:currency="USD" office:value="159.218682346738">
            <text:p>$159,22</text:p>
          </table:table-cell>
          <table:table-cell table:formula="of:=[.E18]*[.D5]" office:value-type="currency" office:currency="USD" office:value="207.858184367291">
            <text:p>$207,86</text:p>
          </table:table-cell>
          <table:table-cell table:style-name="ce7"/>
          <table:table-cell table:formula="of:=[.E20]/(1+[.D3])^([.A18]+1/2)" office:value-type="currency" office:currency="USD" office:value="88.2581619144057">
            <text:p>$88,26</text:p>
          </table:table-cell>
          <table:table-cell table:formula="of:=[.H18]*[.D5]" office:value-type="currency" office:currency="USD" office:value="102.416079599959">
            <text:p>$102,42</text:p>
          </table:table-cell>
          <table:table-cell table:style-name="ce8"/>
          <table:table-cell table:formula="of:=[.H20]/(1+[.D4])^([.A18]+1/2)" office:value-type="currency" office:currency="USD" office:value="37.6482638264691">
            <text:p>$37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.11.2022</text:date>, <text:time>15:17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05T15:17:34.02</dc:date>
    <dc:creator>aaa </dc:creator>
    <meta:editing-duration>P2DT21H58M30S</meta:editing-duration>
    <meta:editing-cycles>50</meta:editing-cycles>
    <meta:generator>OpenOffice/4.1.5$Win32 OpenOffice.org_project/415m1$Build-9789</meta:generator>
    <meta:document-statistic meta:table-count="5" meta:cell-count="692" meta:object-count="0"/>
  </office:meta>
</office:document-meta>
</file>